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4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58" style:family="paragraph" style:parent-style-name="Standard" style:list-style-name="WW8Num3">
      <style:text-properties officeooo:paragraph-rsid="00122177"/>
    </style:style>
    <style:style style:name="P59" style:family="paragraph" style:parent-style-name="Standard" style:list-style-name="L3">
      <style:text-properties officeooo:paragraph-rsid="0014ad49"/>
    </style:style>
    <style:style style:name="P60" style:family="paragraph" style:parent-style-name="Standard" style:list-style-name="L3">
      <style:text-properties officeooo:rsid="003e9a16" officeooo:paragraph-rsid="003e9a16"/>
    </style:style>
    <style:style style:name="P61" style:family="paragraph" style:parent-style-name="Standard" style:list-style-name="L3">
      <style:text-properties officeooo:rsid="003e9a16" officeooo:paragraph-rsid="00777d94"/>
    </style:style>
    <style:style style:name="P62" style:family="paragraph" style:parent-style-name="Standard" style:list-style-name="L3">
      <style:text-properties officeooo:rsid="001a4008" officeooo:paragraph-rsid="003e9a16"/>
    </style:style>
    <style:style style:name="P63" style:family="paragraph" style:parent-style-name="Standard" style:list-style-name="L3">
      <style:text-properties officeooo:rsid="001c0015" officeooo:paragraph-rsid="001c0015"/>
    </style:style>
    <style:style style:name="P64" style:family="paragraph" style:parent-style-name="Standard" style:list-style-name="L3">
      <style:text-properties officeooo:rsid="001c0015" officeooo:paragraph-rsid="004ea70a"/>
    </style:style>
    <style:style style:name="P65" style:family="paragraph" style:parent-style-name="Standard" style:list-style-name="L3">
      <style:text-properties officeooo:rsid="00209aed" officeooo:paragraph-rsid="00a59f49"/>
    </style:style>
    <style:style style:name="P66" style:family="paragraph" style:parent-style-name="Standard" style:list-style-name="L3">
      <style:text-properties officeooo:rsid="004302ef" officeooo:paragraph-rsid="004302ef"/>
    </style:style>
    <style:style style:name="P67" style:family="paragraph" style:parent-style-name="Standard" style:list-style-name="L4">
      <style:text-properties officeooo:rsid="004302ef" officeooo:paragraph-rsid="004302ef"/>
    </style:style>
    <style:style style:name="P68" style:family="paragraph" style:parent-style-name="Standard" style:list-style-name="L4">
      <style:text-properties officeooo:rsid="004302ef" officeooo:paragraph-rsid="00459a91"/>
    </style:style>
    <style:style style:name="P69" style:family="paragraph" style:parent-style-name="Standard" style:list-style-name="L4">
      <style:text-properties officeooo:rsid="004302ef" officeooo:paragraph-rsid="0044c1b5"/>
    </style:style>
    <style:style style:name="P70" style:family="paragraph" style:parent-style-name="Standard" style:list-style-name="L4">
      <style:text-properties officeooo:rsid="004302ef" officeooo:paragraph-rsid="00471253"/>
    </style:style>
    <style:style style:name="P71" style:family="paragraph" style:parent-style-name="Standard" style:list-style-name="L3">
      <style:text-properties officeooo:rsid="00d71905" officeooo:paragraph-rsid="00d71905"/>
    </style:style>
    <style:style style:name="P72" style:family="paragraph" style:parent-style-name="Standard" style:list-style-name="L4">
      <style:text-properties officeooo:rsid="00474863" officeooo:paragraph-rsid="00474863"/>
    </style:style>
    <style:style style:name="P7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4" style:family="paragraph" style:parent-style-name="Text_20_body" style:list-style-name="L1">
      <style:text-properties officeooo:rsid="001011a1" officeooo:paragraph-rsid="007f1808"/>
    </style:style>
    <style:style style:name="P75" style:family="paragraph" style:parent-style-name="Text_20_body" style:list-style-name="L2">
      <style:text-properties officeooo:rsid="00520377" officeooo:paragraph-rsid="00520377"/>
    </style:style>
    <style:style style:name="P76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7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8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0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5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6" style:family="paragraph" style:parent-style-name="Text_20_body" style:list-style-name="L11">
      <style:text-properties officeooo:rsid="00a21249" officeooo:paragraph-rsid="00a21249"/>
    </style:style>
    <style:style style:name="P87" style:family="paragraph" style:parent-style-name="Text_20_body" style:list-style-name="L11">
      <style:text-properties officeooo:rsid="00b5833a" officeooo:paragraph-rsid="00b5833a"/>
    </style:style>
    <style:style style:name="P88" style:family="paragraph" style:parent-style-name="Text_20_body" style:list-style-name="L12">
      <style:text-properties officeooo:rsid="00b706b9" officeooo:paragraph-rsid="00b706b9"/>
    </style:style>
    <style:style style:name="P89" style:family="paragraph" style:parent-style-name="Text_20_body" style:list-style-name="L13">
      <style:text-properties officeooo:rsid="00b70785" officeooo:paragraph-rsid="00b70785"/>
    </style:style>
    <style:style style:name="P90" style:family="paragraph" style:parent-style-name="Text_20_body" style:list-style-name="L13">
      <style:text-properties officeooo:rsid="00b70785" officeooo:paragraph-rsid="00c2d0ab"/>
    </style:style>
    <style:style style:name="P91" style:family="paragraph" style:parent-style-name="Text_20_body" style:list-style-name="L13">
      <style:text-properties officeooo:rsid="00b79d8c" officeooo:paragraph-rsid="00b79d8c"/>
    </style:style>
    <style:style style:name="P92" style:family="paragraph" style:parent-style-name="Text_20_body" style:list-style-name="L13">
      <style:text-properties officeooo:rsid="00b89307" officeooo:paragraph-rsid="00b89307"/>
    </style:style>
    <style:style style:name="P93" style:family="paragraph" style:parent-style-name="Text_20_body" style:list-style-name="L14">
      <style:text-properties officeooo:rsid="00b90f86" officeooo:paragraph-rsid="00b90f86"/>
    </style:style>
    <style:style style:name="P94" style:family="paragraph" style:parent-style-name="Text_20_body" style:list-style-name="L15">
      <style:text-properties officeooo:rsid="00ba512d" officeooo:paragraph-rsid="00ba512d"/>
    </style:style>
    <style:style style:name="P95" style:family="paragraph" style:parent-style-name="Text_20_body" style:list-style-name="L16">
      <style:text-properties officeooo:rsid="00bc36e1" officeooo:paragraph-rsid="00bc36e1"/>
    </style:style>
    <style:style style:name="P96" style:family="paragraph" style:parent-style-name="Text_20_body" style:list-style-name="L17">
      <style:text-properties officeooo:rsid="00bd4ce9" officeooo:paragraph-rsid="00bd4ce9"/>
    </style:style>
    <style:style style:name="P97" style:family="paragraph" style:parent-style-name="Text_20_body" style:list-style-name="L17">
      <style:text-properties officeooo:rsid="00c00656" officeooo:paragraph-rsid="00c00656"/>
    </style:style>
    <style:style style:name="P98" style:family="paragraph" style:parent-style-name="Text_20_body" style:list-style-name="L17">
      <style:text-properties officeooo:rsid="00c1b234" officeooo:paragraph-rsid="00c1b234"/>
    </style:style>
    <style:style style:name="P99" style:family="paragraph" style:parent-style-name="Text_20_body" style:list-style-name="L18">
      <style:text-properties officeooo:rsid="00c29e8a" officeooo:paragraph-rsid="00c29e8a"/>
    </style:style>
    <style:style style:name="P100" style:family="paragraph" style:parent-style-name="Text_20_body" style:list-style-name="L19">
      <style:text-properties officeooo:rsid="00c2d0ab" officeooo:paragraph-rsid="00c2d0ab"/>
    </style:style>
    <style:style style:name="P101" style:family="paragraph" style:parent-style-name="Text_20_body" style:list-style-name="L19">
      <style:text-properties officeooo:rsid="00c34487" officeooo:paragraph-rsid="00c34487"/>
    </style:style>
    <style:style style:name="P102" style:family="paragraph" style:parent-style-name="Text_20_body" style:list-style-name="L19">
      <style:text-properties officeooo:rsid="00c533d1" officeooo:paragraph-rsid="00c533d1"/>
    </style:style>
    <style:style style:name="P103" style:family="paragraph" style:parent-style-name="Text_20_body" style:list-style-name="L19">
      <style:text-properties officeooo:rsid="00c55f63" officeooo:paragraph-rsid="00c55f63"/>
    </style:style>
    <style:style style:name="P104" style:family="paragraph" style:parent-style-name="Heading_20_1">
      <style:text-properties officeooo:paragraph-rsid="00594363"/>
    </style:style>
    <style:style style:name="P10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2">
      <style:text-properties officeooo:rsid="00d21f4a" officeooo:paragraph-rsid="00d21f4a"/>
    </style:style>
    <style:style style:name="P108" style:family="paragraph" style:parent-style-name="Heading_20_2">
      <style:text-properties fo:font-weight="bold" style:font-weight-asian="bold" style:font-weight-complex="bold"/>
    </style:style>
    <style:style style:name="P109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officeooo:rsid="001011a1"/>
    </style:style>
    <style:style style:name="T58" style:family="text">
      <style:text-properties officeooo:rsid="00102f77"/>
    </style:style>
    <style:style style:name="T59" style:family="text">
      <style:text-properties officeooo:rsid="0011305f"/>
    </style:style>
    <style:style style:name="T60" style:family="text">
      <style:text-properties officeooo:rsid="00177bb0"/>
    </style:style>
    <style:style style:name="T61" style:family="text">
      <style:text-properties officeooo:rsid="0022fe75"/>
    </style:style>
    <style:style style:name="T62" style:family="text">
      <style:text-properties officeooo:rsid="00268bab"/>
    </style:style>
    <style:style style:name="T63" style:family="text">
      <style:text-properties officeooo:rsid="00122177"/>
    </style:style>
    <style:style style:name="T64" style:family="text">
      <style:text-properties officeooo:rsid="00285a01"/>
    </style:style>
    <style:style style:name="T65" style:family="text">
      <style:text-properties officeooo:rsid="003bbf33"/>
    </style:style>
    <style:style style:name="T66" style:family="text">
      <style:text-properties officeooo:rsid="003c3022"/>
    </style:style>
    <style:style style:name="T67" style:family="text">
      <style:text-properties officeooo:rsid="0052adb4"/>
    </style:style>
    <style:style style:name="T68" style:family="text">
      <style:text-properties officeooo:rsid="0055727f"/>
    </style:style>
    <style:style style:name="T69" style:family="text">
      <style:text-properties officeooo:rsid="005e5762"/>
    </style:style>
    <style:style style:name="T70" style:family="text">
      <style:text-properties officeooo:rsid="0060e7d1"/>
    </style:style>
    <style:style style:name="T71" style:family="text">
      <style:text-properties officeooo:rsid="0068d232"/>
    </style:style>
    <style:style style:name="T72" style:family="text">
      <style:text-properties officeooo:rsid="0071373a"/>
    </style:style>
    <style:style style:name="T73" style:family="text">
      <style:text-properties officeooo:rsid="00744b17"/>
    </style:style>
    <style:style style:name="T74" style:family="text">
      <style:text-properties officeooo:rsid="00784d74"/>
    </style:style>
    <style:style style:name="T75" style:family="text">
      <style:text-properties officeooo:rsid="007d1894"/>
    </style:style>
    <style:style style:name="T76" style:family="text">
      <style:text-properties officeooo:rsid="00800ad5"/>
    </style:style>
    <style:style style:name="T77" style:family="text">
      <style:text-properties officeooo:rsid="00813b62"/>
    </style:style>
    <style:style style:name="T78" style:family="text">
      <style:text-properties officeooo:rsid="00860717"/>
    </style:style>
    <style:style style:name="T79" style:family="text">
      <style:text-properties officeooo:rsid="007e2fb1"/>
    </style:style>
    <style:style style:name="T80" style:family="text">
      <style:text-properties officeooo:rsid="0083694a"/>
    </style:style>
    <style:style style:name="T81" style:family="text">
      <style:text-properties officeooo:rsid="00894e33"/>
    </style:style>
    <style:style style:name="T82" style:family="text">
      <style:text-properties officeooo:rsid="008a349d"/>
    </style:style>
    <style:style style:name="T83" style:family="text">
      <style:text-properties officeooo:rsid="008b0016"/>
    </style:style>
    <style:style style:name="T84" style:family="text">
      <style:text-properties officeooo:rsid="008c94d2"/>
    </style:style>
    <style:style style:name="T85" style:family="text">
      <style:text-properties officeooo:rsid="008ddee7"/>
    </style:style>
    <style:style style:name="T86" style:family="text">
      <style:text-properties officeooo:rsid="0089f7f3"/>
    </style:style>
    <style:style style:name="T87" style:family="text">
      <style:text-properties officeooo:rsid="009085ea"/>
    </style:style>
    <style:style style:name="T88" style:family="text">
      <style:text-properties officeooo:rsid="0090cc8d"/>
    </style:style>
    <style:style style:name="T89" style:family="text">
      <style:text-properties officeooo:rsid="007f1808"/>
    </style:style>
    <style:style style:name="T90" style:family="text">
      <style:text-properties officeooo:rsid="0097d770"/>
    </style:style>
    <style:style style:name="T91" style:family="text">
      <style:text-properties officeooo:rsid="009de386"/>
    </style:style>
    <style:style style:name="T92" style:family="text">
      <style:text-properties officeooo:rsid="00a67a51"/>
    </style:style>
    <style:style style:name="T93" style:family="text">
      <style:text-properties officeooo:rsid="00a7f67b"/>
    </style:style>
    <style:style style:name="T94" style:family="text">
      <style:text-properties officeooo:rsid="00ac2cfc"/>
    </style:style>
    <style:style style:name="T95" style:family="text">
      <style:text-properties officeooo:rsid="00b01745"/>
    </style:style>
    <style:style style:name="T96" style:family="text">
      <style:text-properties officeooo:rsid="00b2ab33"/>
    </style:style>
    <style:style style:name="T97" style:family="text">
      <style:text-properties officeooo:rsid="00b473fb"/>
    </style:style>
    <style:style style:name="T98" style:family="text">
      <style:text-properties officeooo:rsid="00b5833a"/>
    </style:style>
    <style:style style:name="T99" style:family="text">
      <style:text-properties officeooo:rsid="00b70785"/>
    </style:style>
    <style:style style:name="T100" style:family="text">
      <style:text-properties officeooo:rsid="00b79d8c"/>
    </style:style>
    <style:style style:name="T101" style:family="text">
      <style:text-properties officeooo:rsid="00b90f86"/>
    </style:style>
    <style:style style:name="T102" style:family="text">
      <style:text-properties officeooo:rsid="00ba512d"/>
    </style:style>
    <style:style style:name="T103" style:family="text">
      <style:text-properties officeooo:rsid="00bf7a4b"/>
    </style:style>
    <style:style style:name="T104" style:family="text">
      <style:text-properties officeooo:rsid="00c2d0ab"/>
    </style:style>
    <style:style style:name="T105" style:family="text">
      <style:text-properties officeooo:rsid="00c55f63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2080a0"/>
    </style:style>
    <style:style style:name="T109" style:family="text">
      <style:text-properties officeooo:rsid="00c96efb"/>
    </style:style>
    <style:style style:name="T110" style:family="text">
      <style:text-properties officeooo:rsid="00d9bcca"/>
    </style:style>
    <style:style style:name="T111" style:family="text">
      <style:text-properties officeooo:rsid="00dc7de4"/>
    </style:style>
    <style:style style:name="T112" style:family="text">
      <style:text-properties officeooo:rsid="00e26449"/>
    </style:style>
    <style:style style:name="T113" style:family="text">
      <style:text-properties officeooo:rsid="0037c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tab/></text:p>
      <text:p text:style-name="P1"/>
      <text:p text:style-name="P1"><text:span text:style-name="T60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5" text:outline-level="1"/>
      <text:h text:style-name="P10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0">сервер для автономного сбора данных с устройств IoT и управления этими устройствами, а также</text:span> протокол взаимодействия <text:span text:style-name="T5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5">ini-</text:span>файле /etc/<text:span text:style-name="T58">wliotproxyd</text:span>.ini. <text:span text:style-name="T75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6605304552145535367" text:style-name="L1">
        <text:list-item>
          <text:p text:style-name="P74">Локальный UNIX-сокет "/tmp/wliotproxyd"</text:p>
        </text:list-item>
        <text:list-item>
          <text:p text:style-name="P74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8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6773257878457311882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9">аргументов</text:span> ответного сообщения, <text:span text:style-name="T109">в том числе в сообщениях </text:span><text:span text:style-name="T32">ok</text:span><text:span text:style-name="T109">, </text:span><text:span text:style-name="T32">err</text:span><text:span text:style-name="T109"> и </text:span><text:span text:style-name="T32">cmdata</text:span><text:span text:style-name="T109">. В сообщениях, не предполагающих ответа, таких как </text:span><text:span text:style-name="T32">info</text:span><text:span text:style-name="T10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684641752366383072" text:style-name="WW8Num3">
        <text:list-item>
          <text:p text:style-name="P5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8"><text:span text:style-name="T63">Сообщение с данными для клиента (или от клиента). Заголовок — </text:span><text:span text:style-name="T2">cmdata</text:span><text:span text:style-name="T63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254749244769874198" text:style-name="L2">
        <text:list-item>
          <text:p text:style-name="P75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6">Идентификация сервер<text:span text:style-name="T92">а</text:span>. Заголовок — <text:span text:style-name="T1">identify</text:span>. Сервер возвращает уникальный идентификатор <text:span text:style-name="T73">в формате UUID</text:span> и <text:span text:style-name="T93">свое</text:span> имя.</text:p>
        </text:list-item>
      </text:list>
      <text:h text:style-name="P107" text:outline-level="2"><text:bookmark-start text:name="__RefHeading___Toc637_1510394967"/>Управление устройствами<text:bookmark-end text:name="__RefHeading___Toc637_1510394967"/></text:h>
      <text:list xml:id="list8820880702484944254" text:style-name="L3">
        <text:list-item>
          <text:p text:style-name="P59"><text:span text:style-name="T59">Перечисление всех имеющихся в системе TTY устройств. Заголовок — </text:span><text:span text:style-name="T3">list_tty</text:span><text:span text:style-name="T59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0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1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2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соединения (tty, tcp и т. д.), порт или сетевой адрес устройства</text:span><text:span text:style-name="T39">.</text:span></text:p>
        </text:list-item>
        <text:list-item>
          <text:p text:style-name="P63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4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5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6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1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8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7986372947506800529" text:style-name="L4">
        <text:list-item>
          <text:p text:style-name="P67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8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9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68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0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0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2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1">У</text:span>правление <text:span text:style-name="T69">хранилищами для данных сенсоров</text:span><text:bookmark-end text:name="__RefHeading___Toc641_1510394967"/></text:h>
      <text:list xml:id="list3303268363302667977" text:style-name="L5">
        <text:list-item>
          <text:p text:style-name="P29">Перечисление <text:span text:style-name="T62">хранилищ</text:span>. Заголовок — <text:span text:style-name="T6">list_storages</text:span><text:span text:style-name="T62">. Аргументы отсутствуют. Список хранилищ передается на клиент сообщениями </text:span><text:span text:style-name="T2">cmdata</text:span><text:span text:style-name="T63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2">датчика</text:span></text:p>
            </text:list-item>
            <text:list-item>
              <text:p text:style-name="P30"><text:span text:style-name="T110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4">датчика в базу. Заголовок — </text:span><text:span text:style-name="T7">add_</text:span><text:span text:style-name="T21">storage</text:span><text:span text:style-name="T64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4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4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5">имя или идентификатор устройства, название датчика, </text:span>название сервиса. Далее идут параметры для сервиса в формате ключ:значение. <text:span text:style-name="T94">Если параметры отсутствуют, привязка удаляется.</text:span></text:p>
        </text:list-item>
        <text:list-item>
          <text:p text:style-name="P37"><text:span text:style-name="T112">Запрос п</text:span>ривязк<text:span text:style-name="T112">и</text:span> сенсора к внешнему IoT сервису. Заголовок — <text:span text:style-name="T27">storage_</text:span><text:span text:style-name="T34">get_data_export</text:span>. Аргументы: <text:span text:style-name="T65">имя или идентификатор устройства, название датчика, </text:span>название сервиса. <text:span text:style-name="T112">Если хранилище привязано к внешнему сервису, возвращаются параметры </text:span>в формате ключ:значение, <text:span text:style-name="T112">в противном случае возвращается ошибка.</text:span></text:p>
        </text:list-item>
        <text:list-item>
          <text:p text:style-name="P57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57">Установка и получение атрибута хранилища. Заголовки — <text:span text:style-name="T1">storage_get_attr</text:span>, <text:span text:style-name="T1">storage_set_attr</text:span>. <text:span text:style-name="T11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38">Перечисление сессий для сессионного хранилища. Заг<text:span text:style-name="T76">о</text:span>ловок — <text:span text:style-name="T1">session_list</text:span>. <text:span text:style-name="T7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9">Перечисление <text:span text:style-name="T87">атрибутов </text:span>сесси<text:span text:style-name="T87">и</text:span> для сессионного хранилища. Заг<text:span text:style-name="T76">о</text:span>ловок — <text:span text:style-name="T1">session_list_</text:span><text:span text:style-name="T22">attrs</text:span>. <text:span text:style-name="T77">Аргументы — идентификатор или имя устройства, название датчика и идентификатор сессии. </text:span>Список <text:span text:style-name="T87">атрибутов </text:span>сессий передается сообщениями <text:span text:style-name="T1">cmdata</text:span>, содержащими два параметра — <text:span text:style-name="T87">ключ</text:span> и <text:span text:style-name="T87">значение</text:span> <text:span text:style-name="T87">атрибута</text:span>.</text:p>
        </text:list-item>
        <text:list-item>
          <text:p text:style-name="P40"><text:span text:style-name="T88">Получения</text:span> <text:span text:style-name="T87">атрибута </text:span>сесси<text:span text:style-name="T87">и</text:span> для сессионного хранилища. Заг<text:span text:style-name="T76">о</text:span>ловок — <text:span text:style-name="T1">session_</text:span><text:span text:style-name="T23">get</text:span><text:span text:style-name="T1">_</text:span><text:span text:style-name="T22">attr</text:span>. <text:span text:style-name="T7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0"><text:span text:style-name="T88">Установка</text:span> <text:span text:style-name="T87">атрибута </text:span>сесси<text:span text:style-name="T87">и</text:span> для сессионного хранилища. Заг<text:span text:style-name="T76">о</text:span>ловок — <text:span text:style-name="T1">session_</text:span><text:span text:style-name="T23">set</text:span><text:span text:style-name="T1">_</text:span><text:span text:style-name="T22">attr</text:span>. <text:span text:style-name="T7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1">Создание новой сесии. Заголовок — <text:span text:style-name="T1">session_create</text:span>. <text:span text:style-name="T89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2">Запуск ручной сессии. <text:span text:style-name="T89">Заголовок — </text:span><text:span text:style-name="T24">session_</text:span><text:span text:style-name="T1">start</text:span><text:span text:style-name="T89">. Аргументы — идентификатор или имя устройства, название датчика </text:span>и <text:span text:style-name="T111">идентификатор</text:span> сессии<text:span text:style-name="T89">. </text:span>Сессия открывается на запись и начинается сбор данных.</text:p>
        </text:list-item>
        <text:list-item>
          <text:p text:style-name="P42">Остановка ручной сессии. <text:span text:style-name="T89">Заголовок — </text:span><text:span text:style-name="T24">session_</text:span><text:span text:style-name="T29">stop</text:span><text:span text:style-name="T89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3"><text:span text:style-name="T107">Удаление</text:span> сессии. <text:span text:style-name="T89">Заголовок — </text:span><text:span text:style-name="T24">session_</text:span><text:span text:style-name="T31">remove</text:span><text:span text:style-name="T89">. Аргументы — идентификатор или имя устройства, название датчика </text:span>и <text:span text:style-name="T107">идентификатор</text:span> сессии<text:span text:style-name="T89">.</text:span></text:p>
        </text:list-item>
        <text:list-item>
          <text:p text:style-name="P44"><text:span text:style-name="T91">Продолжение</text:span> ручной сессии. <text:span text:style-name="T89">Заголовок — </text:span><text:span text:style-name="T24">session_</text:span><text:span text:style-name="T30">continue</text:span><text:span text:style-name="T89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5">Запрос идентификатора открытой для записи сессии. <text:span text:style-name="T89">Заголовок — </text:span><text:span text:style-name="T24">session_</text:span><text:span text:style-name="T25">get_</text:span><text:span text:style-name="T26">write_</text:span><text:span text:style-name="T25">id</text:span><text:span text:style-name="T89">. </text:span>Аргументы — <text:span text:style-name="T89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6805334016532064262" text:style-name="L6">
        <text:list-item>
          <text:p text:style-name="P46">Перечисление списка javascript-программ. Заголовок — <text:span text:style-name="T28">js_</text:span><text:span text:style-name="T1">list</text:span>. Возвращает список <text:span text:style-name="T68">javascript-файлов на стороне </text:span><text:s/><text:span text:style-name="T68">сервера.</text:span></text:p>
        </text:list-item>
        <text:list-item>
          <text:p text:style-name="P47"><text:soft-page-break/><text:span text:style-name="T67">Остановка, запуск и перезапуск javascript-программы для обработки данных</text:span>. Заголов<text:span text:style-name="T67">ки</text:span> — <text:span text:style-name="T28">js_</text:span><text:span text:style-name="T16">start</text:span><text:span text:style-name="T67">, </text:span><text:span text:style-name="T16">js_stop</text:span><text:span text:style-name="T67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8">Запрос количества данных в локальном хранилище. Заголовок — <text:span text:style-name="T1">get_samples_count</text:span>. Аргументы — идентификатор <text:span text:style-name="T7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8">личество отсчетов</text:span>. <text:span text:style-name="T8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0">Данные передаются в том же формате, как и в сообщениях от устройства (</text:span><text:span text:style-name="T17">meas</text:span><text:span text:style-name="T70">).</text:span></text:p>
        </text:list-item>
        <text:list-item>
          <text:p text:style-name="P5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5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2">Подписка/<text:span text:style-name="T71">отписка</text:span> на данные от датчика из хранилища. <text:span text:style-name="T71">Заголовки — </text:span><text:span text:style-name="T18">subscribe</text:span><text:span text:style-name="T71">/</text:span><text:span text:style-name="T18">unsubscribe</text:span><text:span text:style-name="T7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1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894037275386212243" text:style-name="L7">
        <text:list-item>
          <text:p text:style-name="P5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53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4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2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4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5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6">Обработка команды виртуальному устройству — <text:span text:style-name="T1">vdev_command</text:span>. Первый аргумент — идентификатор вызова, второй — команда, 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<text:soft-page-break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6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4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9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0">Свойства</text:span>:<text:bookmark-end text:name="__RefHeading___Toc1283_945740794"/></text:h>
      <text:list xml:id="list7773315619820076510" text:style-name="L8">
        <text:list-item>
          <text:p text:style-name="P77"><text:span text:style-name="T95">S</text:span>ensorsDatabase — <text:span text:style-name="T81">объект, предоставляющий доступ к</text:span> баз<text:span text:style-name="T81">е</text:span> <text:span text:style-name="T82">хранилищ </text:span>датчиков</text:p>
        </text:list-item>
        <text:list-item>
          <text:p text:style-name="P77"><text:span text:style-name="T95">D</text:span>evices — <text:span text:style-name="T81">объект, предоставляющий доступ к списку подключенных</text:span> устройств</text:p>
        </text:list-item>
      </text:list>
      <text:h text:style-name="P109" text:outline-level="2"><text:bookmark-start text:name="__RefHeading___Toc1065_3042225372"/>Объект script.<text:span text:style-name="T96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339218157362700079" text:style-name="L9">
        <text:list-item>
          <text:p text:style-name="P78">isOpened — возвращает true/false, в зависимости от того, открыта ли база <text:span text:style-name="T83">или нет</text:span></text:p>
        </text:list-item>
        <text:list-item>
          <text:p text:style-name="P79">listSensors — возвращает массив идентификаторов хранилищ StorageId (объект с <text:soft-page-break/>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9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9">StorageId id — идентификатор хранилища</text:p>
            </text:list-item>
          </text:list>
        </text:list-item>
        <text:list-item>
          <text:p text:style-name="P81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0">или </text:span>null в случае ошибки<text:line-break/>Параметры:</text:p>
          <text:list>
            <text:list-item>
              <text:p text:style-name="P81">Объект, описывающий создаваемое хранилище. Должен содержать следующие <text:span text:style-name="T84">свойства</text:span>:</text:p>
              <text:list>
                <text:list-item>
                  <text:p text:style-name="P81">String deviceId — идентификатор устройства (строка в формате UUID)</text:p>
                </text:list-item>
                <text:list-item>
                  <text:p text:style-name="P82">String sensorName — <text:span text:style-name="T84">название датчика</text:span></text:p>
                </text:list-item>
                <text:list-item>
                  <text:p text:style-name="P81">String storeMode — <text:span text:style-name="T85">режим хранения данных ("continuous", "manual_sessions", "memory" или "last_n_values")</text:span></text:p>
                </text:list-item>
                <text:list-item>
                  <text:p text:style-name="P83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4">Number N — количество отсчетов для режима <text:span text:style-name="T85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7257180526557027363" text:style-name="L10">
        <text:list-item>
          <text:p text:style-name="P85">opened — выдается при открытии базы хранилищ</text:p>
        </text:list-item>
        <text:list-item>
          <text:p text:style-name="P85">closed — выдается при закрытии базы хранилищ</text:p>
        </text:list-item>
        <text:list-item>
          <text:p text:style-name="P85">storageCreated — выдается при создании нового хранилища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  <text:list-item>
          <text:p text:style-name="P85">storageRemoved — выдается при удалении хранилища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97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5803940656671476152" text:style-name="L11">
        <text:list-item>
          <text:p text:style-name="P86"><text:span text:style-name="T98">d</text:span>evices — <text:span text:style-name="T98">возвращает массив идентификаторов подключенных устройств (строки в формате UUID)</text:span></text:p>
        </text:list-item>
        <text:list-item>
          <text:p text:style-name="P87"><text:soft-page-break/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7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7">registerVirtualDevice — регистрирует виртуальное устройство, <text:span text:style-name="T99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7">String id — идентификатор устройства</text:p>
            </text:list-item>
            <text:list-item>
              <text:p text:style-name="P87">String name — название устройства</text:p>
            </text:list-item>
            <text:list-item>
              <text:p text:style-name="P87">String sensorsXml — строка, содержащая xml-описание списка датчиков</text:p>
            </text:list-item>
            <text:list-item>
              <text:p text:style-name="P87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745438316729955052" text:style-name="L12">
        <text:list-item>
          <text:p text:style-name="P88">deviceIdentified — выдается при идентификации устройства<text:line-break/>Параметры</text:p>
          <text:list>
            <text:list-item>
              <text:p text:style-name="P88">String id — идентификатор устройства</text:p>
            </text:list-item>
            <text:list-item>
              <text:p text:style-name="P88">String name — название устройства</text:p>
            </text:list-item>
          </text:list>
        </text:list-item>
        <text:list-item>
          <text:p text:style-name="P88">deviceDisconnected — выдается при отключении устройства<text:line-break/>Параметры</text:p>
          <text:list>
            <text:list-item>
              <text:p text:style-name="P88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7933579465363708343" text:style-name="L13">
        <text:list-item>
          <text:p text:style-name="P89">isOpened — возвращает true, если <text:span text:style-name="T104">хранилище</text:span> открыт<text:span text:style-name="T104">о</text:span></text:p>
        </text:list-item>
        <text:list-item>
          <text:p text:style-name="P90">valuesType — <text:span text:style-name="T104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9">deviceId — <text:span text:style-name="T100">возвращает </text:span>идентификатор устройства</text:p>
        </text:list-item>
        <text:list-item>
          <text:p text:style-name="P91">deviceName — возвращает название устройства</text:p>
        </text:list-item>
        <text:list-item>
          <text:p text:style-name="P91">sensorName — возвращает название датчика</text:p>
        </text:list-item>
        <text:list-item>
          <text:p text:style-name="P91">readAttribute — возвращает значение привязанного к базе атрибута<text:line-break/>Параметры</text:p>
          <text:list>
            <text:list-item>
              <text:p text:style-name="P91"><text:soft-page-break/>String key — ключ</text:p>
            </text:list-item>
          </text:list>
        </text:list-item>
        <text:list-item>
          <text:p text:style-name="P91">valuesCount — возвращает количество записей в базе (измерений)</text:p>
        </text:list-item>
        <text:list-item>
          <text:p text:style-name="P91">valueAt — возвращает измерение — объект SensorValue<text:line-break/>Параметры</text:p>
          <text:list>
            <text:list-item>
              <text:p text:style-name="P91">index — индекс записи в базе (0-based)</text:p>
            </text:list-item>
          </text:list>
        </text:list-item>
        <text:list-item>
          <text:p text:style-name="P92">getStoreMode — возвращает тип самой базы, определяющий способ хранени<text:span text:style-name="T101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7272268514250350313" text:style-name="L14">
        <text:list-item>
          <text:p text:style-name="P93">newValueWritten — выдается, когда в базу записывается новое значение<text:line-break/>Параметры</text:p>
          <text:list>
            <text:list-item>
              <text:p text:style-name="P93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2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014045574043763699" text:style-name="L15">
        <text:list-item>
          <text:p text:style-name="P94">isIdentified — возвращает true, если устройство идентифицировано</text:p>
        </text:list-item>
        <text:list-item>
          <text:p text:style-name="P94">id — возвращает идентификатор устройства</text:p>
        </text:list-item>
        <text:list-item>
          <text:p text:style-name="P94">name — возвращает название устройства</text:p>
        </text:list-item>
        <text:list-item>
          <text:p text:style-name="P94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4">String cmd — команда устройству</text:p>
            </text:list-item>
            <text:list-item>
              <text:p text:style-name="P94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6346619337376528762" text:style-name="L16">
        <text:list-item>
          <text:p text:style-name="P95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<text:soft-page-break/>Методы<text:bookmark-end text:name="__RefHeading___Toc1311_945740794"/></text:h>
      <text:list xml:id="list2572647872522536722" text:style-name="L17">
        <text:list-item>
          <text:p text:style-name="P96">writeMsgFromDevice — генерирует сообщение от устройства серверу<text:line-break/>Параметры</text:p>
          <text:list>
            <text:list-item>
              <text:p text:style-name="P96">title — заголовок сообщения</text:p>
            </text:list-item>
            <text:list-item>
              <text:p text:style-name="P96">args — аргументы сообщения <text:span text:style-name="T103">(массив строк)</text:span></text:p>
            </text:list-item>
          </text:list>
        </text:list-item>
        <text:list-item>
          <text:p text:style-name="P96">writeInfo — генерирует сообщение info от устройства<text:line-break/>Параметры</text:p>
          <text:list>
            <text:list-item>
              <text:p text:style-name="P96">args — аргументы сообщения</text:p>
            </text:list-item>
          </text:list>
        </text:list-item>
        <text:list-item>
          <text:p text:style-name="P96">writeMeasurement — генерирует сообщение от устройства, содержащее измерение<text:line-break/>Параметры</text:p>
          <text:list>
            <text:list-item>
              <text:p text:style-name="P96">name — название датчика</text:p>
            </text:list-item>
            <text:list-item>
              <text:p text:style-name="P96">value — <text:span text:style-name="T106">измерение (объект SensorValue)</text:span></text:p>
            </text:list-item>
          </text:list>
        </text:list-item>
        <text:list-item>
          <text:p text:style-name="P97">setCommandCallback — устанавливает функцию-обработчик для команд устройству <text:line-break/>Параметры</text:p>
          <text:list>
            <text:list-item>
              <text:p text:style-name="P97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8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5502460418017135774" text:style-name="L18">
        <text:list-item>
          <text:p text:style-name="P99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4833210751457038051" text:style-name="L19">
        <text:list-item>
          <text:p text:style-name="P100">type — тип значения (строка, см. описание протокола взаимодействия между устройствами)</text:p>
        </text:list-item>
        <text:list-item>
          <text:p text:style-name="P101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1">javascript тип Date)</text:span></text:p>
        </text:list-item>
        <text:list-item>
          <text:p text:style-name="P102">count — количество значений в пакете для пакетных <text:span text:style-name="T105">измерений</text:span>, если отсутствует — 1 по-умолчанию</text:p>
        </text:list-item>
        <text:list-item>
          <text:p text:style-name="P103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12T15:28:58.139411073</dc:date>
    <meta:editing-cycles>305</meta:editing-cycles>
    <meta:editing-duration>P13DT22H23M5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8" meta:word-count="2568" meta:character-count="21421" meta:non-whitespace-character-count="19038"/>
  </office:meta>
</office:document-meta>
</file>